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Neue, Helvetica, sans-serif"/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top="0.0783in" fo:margin-bottom="0.0783in" style:contextual-spacing="false" style:page-number="auto" fo:background-color="transparent" fo:padding="0.0193in" fo:border-left="none" fo:border-right="none" fo:border-top="none" fo:border-bottom="0.06pt solid #000000" style:shadow="none">
        <style:background-image/>
      </style:paragraph-properties>
      <style:text-properties style:font-name="Calibri" fo:language="ca" fo:country="ES" fo:font-weight="bold" style:font-size-asian="10.5pt" style:font-weight-asian="bold" style:font-weight-complex="bold"/>
    </style:style>
    <style:style style:name="P2" style:family="paragraph" style:parent-style-name="Header">
      <style:paragraph-properties fo:margin-top="0.0783in" fo:margin-bottom="0.0783in" style:contextual-spacing="false" fo:background-color="transparent" fo:padding="0.0193in" fo:border-left="none" fo:border-right="none" fo:border-top="none" fo:border-bottom="0.06pt solid #000000" style:shadow="none">
        <style:background-image/>
      </style:paragraph-properties>
      <style:text-properties style:font-name="Calibri" fo:language="ca" fo:country="ES" fo:font-weight="bold" style:font-size-asian="10.5pt" style:font-weight-asian="bold" style:font-weight-complex="bold"/>
    </style:style>
    <style:style style:name="P3" style:family="paragraph" style:parent-style-name="Standard">
      <style:paragraph-properties fo:margin-top="0.1965in" fo:margin-bottom="0.0783in" style:contextual-spacing="false" fo:text-align="justify" style:justify-single-word="false"/>
      <style:text-properties style:font-name="Calibri" fo:language="ca" fo:country="ES" fo:font-weight="bold" officeooo:paragraph-rsid="0019ccb4" style:font-weight-asian="bold" style:font-weight-complex="bold"/>
    </style:style>
    <style:style style:name="P4" style:family="paragraph" style:parent-style-name="Standard" style:list-style-name="L3">
      <style:paragraph-properties fo:margin-top="0.1965in" fo:margin-bottom="0.0783in" style:contextual-spacing="false" fo:text-align="justify" style:justify-single-word="false"/>
      <style:text-properties style:font-name="Calibri" fo:language="ca" fo:country="ES" fo:font-weight="bold" officeooo:paragraph-rsid="0019ccb4" style:font-weight-asian="bold" style:font-weight-complex="bold"/>
    </style:style>
    <style:style style:name="P5" style:family="paragraph" style:parent-style-name="Standard" style:list-style-name="L3">
      <style:paragraph-properties fo:margin-top="0.1965in" fo:margin-bottom="0.0783in" style:contextual-spacing="false" fo:text-align="justify" style:justify-single-word="false"/>
      <style:text-properties style:font-name="Calibri" fo:language="ca" fo:country="ES" fo:font-weight="normal" officeooo:paragraph-rsid="0019ccb4" style:font-weight-asian="normal" style:font-weight-complex="normal"/>
    </style:style>
    <style:style style:name="P6" style:family="paragraph" style:parent-style-name="Standard" style:list-style-name="L3">
      <style:paragraph-properties fo:margin-top="0.1965in" fo:margin-bottom="0.0783in" style:contextual-spacing="false" fo:text-align="justify" style:justify-single-word="false"/>
      <style:text-properties style:font-name="Calibri" fo:language="ca" fo:country="ES" fo:font-weight="normal" officeooo:paragraph-rsid="001b975f" style:font-weight-asian="normal" style:font-weight-complex="normal"/>
    </style:style>
    <style:style style:name="P7" style:family="paragraph" style:parent-style-name="Standard" style:list-style-name="L3">
      <style:paragraph-properties fo:margin-top="0.1965in" fo:margin-bottom="0.0783in" style:contextual-spacing="false" fo:text-align="justify" style:justify-single-word="false"/>
      <style:text-properties style:font-name="Calibri" fo:language="ca" fo:country="ES" fo:font-style="italic" fo:font-weight="normal" officeooo:paragraph-rsid="001b975f" style:font-style-asian="italic" style:font-weight-asian="normal" style:font-style-complex="italic" style:font-weight-complex="normal"/>
    </style:style>
    <style:style style:name="T1" style:family="text">
      <style:text-properties officeooo:rsid="00194e31"/>
    </style:style>
    <style:style style:name="T2" style:family="text">
      <style:text-properties officeooo:rsid="0019ccb4"/>
    </style:style>
    <style:style style:name="T3" style:family="text">
      <style:text-properties officeooo:rsid="001b97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Responeu les preguntes seguents:</text:span></text:p>
      <text:list xml:id="list41207877" text:style-name="L3">
        <text:list-item>
          <text:p text:style-name="P4"><text:span text:style-name="T2">Esborreu un document. On va parar aquest? Què cal fer per a desfer-se totalment d'un document.</text:span></text:p>
          <text:p text:style-name="P5"><text:span text:style-name="T2">Ho deixa en una paperera temporalment.</text:span></text:p>
          <text:p text:style-name="P5"><text:span text:style-name="T2">Per a esborrar-ho totalment s'ha d'anar al directori de la paperera i esborrar-ho allà mateix. (Suprimeix permanentment)</text:span></text:p>
        </text:list-item>
        <text:list-item>
          <text:p text:style-name="P4"><text:span text:style-name="T2">Què passa si s'esborra un document compartit? Quines opcions ens dóna el sistema?</text:span></text:p>
          <text:p text:style-name="P6"><text:span text:style-name="T3">Com eliminar un document</text:span></text:p>
          <text:p text:style-name="P6"><text:span text:style-name="T3">Com eliminar un element de la teva propietat de Google Drive</text:span></text:p>
          <text:list>
            <text:list-item>
              <text:p text:style-name="P6"><text:span text:style-name="T3">En el teu unitat , selecciona els elements que vols eliminar .</text:span></text:p>
            </text:list-item>
            <text:list-item>
              <text:p text:style-name="P6"><text:span text:style-name="T3">Al menú Més , seleccioneu Suprimeix .</text:span></text:p>
            </text:list-item>
            <text:list-item>
              <text:p text:style-name="P6"><text:span text:style-name="T3">En eliminar un document compartit de la propietat , veuràs una opció per canviar el propietari del document .</text:span></text:p>
            </text:list-item>
            <text:list-item>
              <text:p text:style-name="P6"><text:span text:style-name="T3">L'element es mourà a la paperera.</text:span></text:p>
            </text:list-item>
            <text:list-item>
              <text:p text:style-name="P6"><text:span text:style-name="T3">Per eliminar elements concrets de la paperera , seleccioneu i tria Eliminar definitivament . Per eliminar tots els elements , feu clic a Buida la Paperera a la cantonada superior esquerra .</text:span></text:p>
            </text:list-item>
          </text:list>
          <text:p text:style-name="P7"><text:span text:style-name="T3">Si suprimeixes un document compartit de la propietat , s'eliminarà totalment de Google Drive per a tots els col · laboradors , que ja no tindran accés a aquest document. Abans d'eliminar un document , et recomanem que estableixis a un altre usuari com a propietari perquè els col · laboradors puguin continuar accedint a ell .</text:span></text:p>
          <text:p text:style-name="P6"><text:span text:style-name="T3">Com eliminar un element d'un altre propietari de la teva unitat</text:span></text:p>
          <text:list>
            <text:list-item text:start-value="1">
              <text:p text:style-name="P6"><text:span text:style-name="T3">En el teu unitat , seleccioneu l'element que vols eliminar .</text:span></text:p>
            </text:list-item>
            <text:list-item>
              <text:p text:style-name="P6"><text:span text:style-name="T3">A continuació , aneu al menú Més i selecciona Anul · lar subscripció.</text:span></text:p>
            </text:list-item>
          </text:list>
        </text:list-item>
        <text:list-item>
          <text:p text:style-name="P4"><text:soft-page-break/><text:span text:style-name="T2">Imagineu que tenim un document pujat a Google Docs (sense convertir-lo al format d'aquest). Què hem de fer per a pujar noves versions d'aquest document sense que es perdi l'historial?</text:span></text:p>
          <text:p text:style-name="P4"><text:a xlink:type="simple" xlink:href="https://support.google.com/drive/answer/190843?hl=es"><text:span text:style-name="T2">https://support.google.com/drive/answer/190843?hl=es</text:span></text:a><text:span text:style-name="T2"> </text:span></text:p>
        </text:list-item>
        <text:list-item>
          <text:p text:style-name="P4"><text:span text:style-name="T2">Què cal fer per a moure un document de carpeta/col·lecció.</text:span></text:p>
          <text:p text:style-name="P6"><text:span text:style-name="T3">Seleccionar l'arxiu --&gt; Mou --&gt; (Creeu una carpeta) --&gt; Seleccionar-la --&gt; Moure-l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 Neue" svg:font-family="'Helvetica Neue', HelveticaNeue, Helvetica, sans-serif"/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.0783in" fo:margin-bottom="0.0783in" style:contextual-spacing="false" style:page-number="auto" fo:background-color="transparent" fo:padding="0.0193in" fo:border-left="none" fo:border-right="none" fo:border-top="none" fo:border-bottom="0.06pt solid #000000" style:shadow="none">
        <style:background-image/>
      </style:paragraph-properties>
      <style:text-properties style:font-name="Calibri" fo:language="ca" fo:country="ES" fo:font-weight="bold" style:font-size-asian="10.5pt" style:font-weight-asian="bold" style:font-weight-complex="bold"/>
    </style:style>
    <style:style style:name="MP2" style:family="paragraph" style:parent-style-name="Header">
      <style:paragraph-properties fo:margin-top="0.0783in" fo:margin-bottom="0.0783in" style:contextual-spacing="false" fo:background-color="transparent" fo:padding="0.0193in" fo:border-left="none" fo:border-right="none" fo:border-top="none" fo:border-bottom="0.06pt solid #000000" style:shadow="none">
        <style:background-image/>
      </style:paragraph-properties>
      <style:text-properties style:font-name="Calibri" fo:language="ca" fo:country="ES" fo:font-weight="bold" style:font-size-asian="10.5pt" style:font-weight-asian="bold" style:font-weight-complex="bold"/>
    </style:style>
    <style:style style:name="MT1" style:family="text">
      <style:text-properties officeooo:rsid="00194e31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dal Marasigan Aaron; M08 – Aplicacions web</text:p>
        <text:p text:style-name="MP2">UF1. Ofimàtica i eines web; Pràctica <text:span text:style-name="MT1">5</text:span>. Ofimàtica web (I<text:span text:style-name="MT1">I</text:span>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30T15:47:08</meta:creation-date>
    <dc:date>2013-10-05T21:20:41.77</dc:date>
    <meta:editing-duration>PT1H51M</meta:editing-duration>
    <meta:editing-cycles>25</meta:editing-cycles>
    <meta:generator>LibreOffice/3.6$Windows_x86 LibreOffice_project/58f22d5-270d05a-e2abed1-ea17a85-9b5702</meta:generator>
    <meta:document-statistic meta:table-count="0" meta:image-count="0" meta:object-count="0" meta:page-count="2" meta:paragraph-count="22" meta:word-count="324" meta:character-count="1899" meta:non-whitespace-character-count="1611"/>
  </office:meta>
</office:document-meta>
</file>